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3cm"/>
    </style:style>
    <style:style style:name="co2" style:family="table-column">
      <style:table-column-properties fo:break-before="auto" style:column-width="0.631cm"/>
    </style:style>
    <style:style style:name="co3" style:family="table-column">
      <style:table-column-properties fo:break-before="auto" style:column-width="0.6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88cm solid #000000"/>
      <style:paragraph-properties fo:text-align="start" fo:margin-left="0cm"/>
    </style:style>
    <style:style style:name="ce2" style:family="table-cell" style:parent-style-name="Default" style:data-style-name="N0">
      <style:table-cell-properties fo:border-bottom="0.035cm solid #000000" style:text-align-source="fix" style:repeat-content="false" fo:border-left="0.088cm solid #000000" fo:border-right="0.035cm solid #000000" style:rotation-angle="0" fo:border-top="0.035cm solid #000000"/>
      <style:paragraph-properties fo:text-align="start" fo:margin-left="0cm"/>
    </style:style>
    <style:style style:name="ce3" style:family="table-cell" style:parent-style-name="Default">
      <style:table-cell-properties fo:border-bottom="0.035cm solid #000000" style:text-align-source="fix" style:repeat-content="false" fo:wrap-option="wrap" fo:border-left="0.088cm solid #000000" fo:border-right="0.035cm solid #000000" fo:border-top="none" style:vertical-align="middle"/>
      <style:paragraph-properties fo:text-align="end" fo:margin-left="0cm"/>
    </style:style>
    <style:style style:name="ce4" style:family="table-cell" style:parent-style-name="Default">
      <style:table-cell-properties fo:border-bottom="none" style:text-align-source="fix" style:repeat-content="false" fo:wrap-option="wrap" fo:border-left="0.088cm solid #000000" fo:border-right="0.035cm solid #000000" fo:border-top="none"/>
      <style:paragraph-properties fo:text-align="end" fo:margin-left="0cm"/>
    </style:style>
    <style:style style:name="ce5" style:family="table-cell" style:parent-style-name="Default">
      <style:table-cell-properties fo:border-bottom="none" style:text-align-source="fix" style:repeat-content="false" fo:border-left="0.088cm solid #000000" fo:border-right="0.035cm solid #000000" fo:border-top="none"/>
      <style:paragraph-properties fo:text-align="end" fo:margin-left="0cm"/>
    </style:style>
    <style:style style:name="ce6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none"/>
      <style:paragraph-properties fo:text-align="end" fo:margin-left="0cm"/>
    </style:style>
    <style:style style:name="ce7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none"/>
      <style:paragraph-properties fo:text-align="end"/>
    </style:style>
    <style:style style:name="ce8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none"/>
      <style:paragraph-properties fo:text-align="end"/>
    </style:style>
    <style:style style:name="ce9" style:family="table-cell" style:parent-style-name="Default" style:data-style-name="N107">
      <style:table-cell-properties fo:border-bottom="0.035cm solid #000000" style:text-align-source="fix" style:repeat-content="false" fo:border-left="0.035cm solid #000000" fo:border-right="0.035cm solid #000000" fo:border-top="0.088cm solid #000000" style:vertical-align="middle"/>
      <style:paragraph-properties fo:text-align="center"/>
    </style:style>
    <style:style style:name="ce10" style:family="table-cell" style:parent-style-name="Default" style:data-style-name="N30">
      <style:table-cell-properties fo:border-bottom="0.035cm solid #000000" fo:border-left="0.035cm solid #000000" fo:border-right="0.035cm solid #000000" style:rotation-angle="63" fo:border-top="none"/>
    </style:style>
    <style:style style:name="ce11" style:family="table-cell" style:parent-style-name="Default">
      <style:table-cell-properties fo:border-bottom="none" fo:border-left="none" fo:border-right="none" fo:border-top="0.035cm solid #000000"/>
    </style:style>
    <style:style style:name="ce12" style:family="table-cell" style:parent-style-name="Default">
      <style:table-cell-properties fo:border-bottom="0.035cm solid #000000" fo:border-left="none" fo:border-right="none" fo:border-top="none"/>
    </style:style>
    <style:style style:name="ce13" style:family="table-cell" style:parent-style-name="Default">
      <style:table-cell-properties fo:border-bottom="0.088cm solid #000000" fo:border-left="none" fo:border-right="none" fo:border-top="none"/>
    </style:style>
    <style:style style:name="ce14" style:family="table-cell" style:parent-style-name="Default" style:data-style-name="N107">
      <style:table-cell-properties fo:border-bottom="0.035cm solid #000000" fo:border-left="0.035cm solid #000000" fo:border-right="0.035cm solid #000000" fo:border-top="0.088cm solid #000000"/>
    </style:style>
    <style:style style:name="ce15" style:family="table-cell" style:parent-style-name="Default">
      <style:table-cell-properties fo:background-color="#0047ff"/>
    </style:style>
    <style:style style:name="ce16" style:family="table-cell" style:parent-style-name="Default">
      <style:table-cell-properties fo:background-color="#ff420e"/>
    </style:style>
    <style:style style:name="ce17" style:family="table-cell" style:parent-style-name="Default">
      <style:table-cell-properties fo:border-bottom="none" fo:background-color="#0047ff" fo:border-left="none" fo:border-right="none" fo:border-top="0.035cm solid #000000"/>
    </style:style>
    <style:style style:name="ce18" style:family="table-cell" style:parent-style-name="Default" style:data-style-name="N107">
      <style:table-cell-properties fo:border-bottom="0.035cm solid #000000" style:text-align-source="fix" style:repeat-content="false" fo:border-left="0.035cm solid #000000" fo:border-right="0.035cm solid #000000" fo:border-top="0.088cm solid #000000"/>
      <style:paragraph-properties fo:text-align="center" fo:margin-left="0cm"/>
    </style:style>
    <style:style style:name="ce19" style:family="table-cell" style:parent-style-name="Default">
      <style:table-cell-properties fo:border-bottom="0.035cm solid #000000" fo:background-color="#ff420e" fo:border-left="none" fo:border-right="none" fo:border-top="none"/>
    </style:style>
    <style:style style:name="ce20" style:family="table-cell" style:parent-style-name="Default">
      <style:table-cell-properties fo:background-color="#c0c0c0"/>
    </style:style>
    <style:style style:name="ce21" style:family="table-cell" style:parent-style-name="Default">
      <style:table-cell-properties fo:border-bottom="none" fo:background-color="#c0c0c0" fo:border-left="none" fo:border-right="none" fo:border-top="0.035cm solid #000000"/>
    </style:style>
    <style:style style:name="ce22" style:family="table-cell" style:parent-style-name="Default">
      <style:table-cell-properties fo:border-bottom="0.035cm solid #000000" fo:background-color="#c0c0c0" fo:border-left="none" fo:border-right="none" fo:border-top="none"/>
    </style:style>
    <style:style style:name="ce23" style:family="table-cell" style:parent-style-name="Default">
      <style:table-cell-properties fo:border-bottom="0.088cm solid #000000" fo:background-color="#ff420e" fo:border-left="none" fo:border-right="none" fo:border-top="none"/>
    </style:style>
    <style:style style:name="ce24" style:family="table-cell" style:parent-style-name="Default">
      <style:table-cell-properties fo:background-color="#94bd5e"/>
    </style:style>
    <style:style style:name="ce25" style:family="table-cell" style:parent-style-name="Default">
      <style:table-cell-properties fo:border-bottom="none" fo:background-color="#94bd5e" fo:border-left="none" fo:border-right="none" fo:border-top="0.035cm solid #000000"/>
    </style:style>
    <style:style style:name="ce26" style:family="table-cell" style:parent-style-name="Default">
      <style:table-cell-properties fo:border-bottom="0.035cm solid #000000" fo:background-color="#94bd5e" fo:border-left="none" fo:border-right="none" fo:border-top="none"/>
    </style:style>
    <style:style style:name="ce27" style:family="table-cell" style:parent-style-name="Default">
      <style:table-cell-properties fo:border-bottom="0.088cm solid #000000" fo:background-color="#94bd5e" fo:border-left="none" fo:border-right="none" fo:border-top="none"/>
    </style:style>
    <style:style style:name="ce28" style:family="table-cell" style:parent-style-name="Default" style:data-style-name="N107">
      <style:table-cell-properties fo:border-bottom="0.035cm solid #000000" style:text-align-source="fix" style:repeat-content="false" fo:border-left="0.035cm solid #000000" fo:border-right="0.088cm solid #000000" fo:border-top="0.088cm solid #000000" style:vertical-align="middle"/>
      <style:paragraph-properties fo:text-align="center"/>
    </style:style>
    <style:style style:name="ce29" style:family="table-cell" style:parent-style-name="Default">
      <style:table-cell-properties fo:border-bottom="0.035cm solid #000000" fo:border-left="0.035cm solid #000000" fo:border-right="0.088cm solid #000000" fo:border-top="0.088cm solid #000000"/>
    </style:style>
    <style:style style:name="ce30" style:family="table-cell" style:parent-style-name="Default" style:data-style-name="N30">
      <style:table-cell-properties fo:border-bottom="0.035cm solid #000000" fo:border-left="0.035cm solid #000000" fo:border-right="0.088cm solid #000000" style:rotation-angle="0" fo:border-top="none"/>
    </style:style>
    <style:style style:name="ce31" style:family="table-cell" style:parent-style-name="Default">
      <style:table-cell-properties fo:border-bottom="none" fo:border-left="none" fo:border-right="0.088cm solid #000000" fo:border-top="none"/>
    </style:style>
    <style:style style:name="ce32" style:family="table-cell" style:parent-style-name="Default">
      <style:table-cell-properties fo:border-bottom="none" fo:border-left="none" fo:border-right="0.088cm solid #000000" fo:border-top="0.035cm solid #000000"/>
    </style:style>
    <style:style style:name="ce33" style:family="table-cell" style:parent-style-name="Default">
      <style:table-cell-properties fo:border-bottom="0.035cm solid #000000" fo:border-left="none" fo:border-right="0.088cm solid #000000" fo:border-top="none"/>
    </style:style>
    <style:style style:name="ce34" style:family="table-cell" style:parent-style-name="Default">
      <style:table-cell-properties fo:border-bottom="0.088cm solid #000000" fo:border-left="none" fo:border-right="0.088cm solid #000000" fo:border-top="none"/>
    </style:style>
    <style:style style:name="ce35" style:family="table-cell" style:parent-style-name="Default" style:data-style-name="N30">
      <style:table-cell-properties style:rotation-angle="0"/>
    </style:style>
    <style:style style:name="ce36" style:family="table-cell" style:parent-style-name="Default" style:data-style-name="N30">
      <style:table-cell-properties style:rotation-angle="63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6" table:default-cell-style-name="Default"/>
        <table:table-column table:style-name="co2" table:number-columns-repeated="2" table:default-cell-style-name="ce20"/>
        <table:table-column table:style-name="co2" table:number-columns-repeated="2" table:default-cell-style-name="ce24"/>
        <table:table-column table:style-name="co2" table:number-columns-repeated="14" table:default-cell-style-name="Default"/>
        <table:table-column table:style-name="co3" table:default-cell-style-name="ce31"/>
        <table:table-column table:style-name="co4" table:number-columns-repeated="988" table:default-cell-style-name="Default"/>
        <table:table-row table:style-name="ro1">
          <table:table-cell table:number-columns-repeated="17"/>
          <table:table-cell table:style-name="Default" table:number-columns-repeated="4"/>
          <table:table-cell table:number-columns-repeated="14"/>
          <table:table-cell table:style-name="Default"/>
          <table:table-cell table:number-columns-repeated="988"/>
        </table:table-row>
        <table:table-row table:style-name="ro1">
          <table:table-cell table:style-name="ce1" office:value-type="string">
            <text:p><text:s/>Month</text:p>
          </table:table-cell>
          <table:table-cell table:style-name="ce9" office:value-type="date" office:date-value="2009-09-01" table:number-columns-spanned="4" table:number-rows-spanned="1">
            <text:p>Sep 09</text:p>
          </table:table-cell>
          <table:covered-table-cell table:style-name="ce14"/>
          <table:covered-table-cell table:style-name="ce14"/>
          <table:covered-table-cell table:style-name="ce14"/>
          <table:table-cell table:style-name="ce9" office:value-type="date" office:date-value="2009-10-01" table:number-columns-spanned="4" table:number-rows-spanned="1">
            <text:p>Oct 09</text:p>
          </table:table-cell>
          <table:covered-table-cell table:style-name="ce14"/>
          <table:covered-table-cell table:style-name="ce14"/>
          <table:covered-table-cell table:style-name="ce14"/>
          <table:table-cell table:style-name="ce18" office:value-type="date" office:date-value="2009-11-01" table:number-columns-spanned="5" table:number-rows-spanned="1">
            <text:p>Nov 09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9" office:value-type="date" office:date-value="2009-12-01" table:number-columns-spanned="4" table:number-rows-spanned="1">
            <text:p>Dec 09</text:p>
          </table:table-cell>
          <table:covered-table-cell table:style-name="ce14"/>
          <table:covered-table-cell table:style-name="ce14"/>
          <table:covered-table-cell table:style-name="ce14"/>
          <table:table-cell table:style-name="ce9" office:value-type="date" office:date-value="2010-01-01" table:number-columns-spanned="5" table:number-rows-spanned="1">
            <text:p>Jan 10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9" office:value-type="date" office:date-value="2010-02-01" table:number-columns-spanned="4" table:number-rows-spanned="1">
            <text:p>Feb 10</text:p>
          </table:table-cell>
          <table:covered-table-cell table:style-name="ce14"/>
          <table:covered-table-cell table:style-name="ce14"/>
          <table:covered-table-cell table:style-name="ce14"/>
          <table:table-cell table:style-name="ce18" office:value-type="date" office:date-value="2010-03-01" table:number-columns-spanned="4" table:number-rows-spanned="1">
            <text:p>Mar 10</text:p>
          </table:table-cell>
          <table:covered-table-cell table:style-name="ce14"/>
          <table:covered-table-cell table:style-name="ce14"/>
          <table:covered-table-cell table:style-name="ce14"/>
          <table:table-cell table:style-name="ce28" office:value-type="date" office:date-value="2010-04-01" table:number-columns-spanned="5" table:number-rows-spanned="1">
            <text:p>Apr 10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29"/>
          <table:table-cell table:number-columns-repeated="988"/>
        </table:table-row>
        <table:table-row table:style-name="ro2">
          <table:table-cell table:style-name="ce2" office:value-type="string">
            <text:p><text:s/>Week </text:p>
            <text:p><text:s/>Starting</text:p>
          </table:table-cell>
          <table:table-cell table:style-name="ce10" office:value-type="date" office:date-value="2009-09-06">
            <text:p>06/09/09</text:p>
          </table:table-cell>
          <table:table-cell table:style-name="ce10" office:value-type="date" office:date-value="2009-09-13">
            <text:p>13/09/09</text:p>
          </table:table-cell>
          <table:table-cell table:style-name="ce10" office:value-type="date" office:date-value="2009-09-20">
            <text:p>20/09/09</text:p>
          </table:table-cell>
          <table:table-cell table:style-name="ce10" office:value-type="date" office:date-value="2009-09-27">
            <text:p>27/09/09</text:p>
          </table:table-cell>
          <table:table-cell table:style-name="ce10" office:value-type="date" office:date-value="2009-10-04">
            <text:p>04/10/09</text:p>
          </table:table-cell>
          <table:table-cell table:style-name="ce10" office:value-type="date" office:date-value="2009-10-11">
            <text:p>11/10/09</text:p>
          </table:table-cell>
          <table:table-cell table:style-name="ce10" office:value-type="date" office:date-value="2009-10-18">
            <text:p>18/10/09</text:p>
          </table:table-cell>
          <table:table-cell table:style-name="ce10" office:value-type="date" office:date-value="2009-10-25">
            <text:p>25/10/09</text:p>
          </table:table-cell>
          <table:table-cell table:style-name="ce10" office:value-type="date" office:date-value="2009-11-01">
            <text:p>01/11/09</text:p>
          </table:table-cell>
          <table:table-cell table:style-name="ce10" office:value-type="date" office:date-value="2009-11-08">
            <text:p>08/11/09</text:p>
          </table:table-cell>
          <table:table-cell table:style-name="ce10" office:value-type="date" office:date-value="2009-11-15">
            <text:p>15/11/09</text:p>
          </table:table-cell>
          <table:table-cell table:style-name="ce10" office:value-type="date" office:date-value="2009-11-22">
            <text:p>22/11/09</text:p>
          </table:table-cell>
          <table:table-cell table:style-name="ce10" office:value-type="date" office:date-value="2009-11-29">
            <text:p>29/11/09</text:p>
          </table:table-cell>
          <table:table-cell table:style-name="ce10" office:value-type="date" office:date-value="2009-12-06">
            <text:p>06/12/09</text:p>
          </table:table-cell>
          <table:table-cell table:style-name="ce10" office:value-type="date" office:date-value="2009-12-13">
            <text:p>13/12/09</text:p>
          </table:table-cell>
          <table:table-cell table:style-name="ce10" office:value-type="date" office:date-value="2009-12-20">
            <text:p>20/12/09</text:p>
          </table:table-cell>
          <table:table-cell table:style-name="ce10" office:value-type="date" office:date-value="2009-12-27">
            <text:p>27/12/09</text:p>
          </table:table-cell>
          <table:table-cell table:style-name="ce10" office:value-type="date" office:date-value="2010-01-03">
            <text:p>03/01/10</text:p>
          </table:table-cell>
          <table:table-cell table:style-name="ce10" office:value-type="date" office:date-value="2010-01-10">
            <text:p>10/01/10</text:p>
          </table:table-cell>
          <table:table-cell table:style-name="ce10" office:value-type="date" office:date-value="2010-01-17">
            <text:p>17/01/10</text:p>
          </table:table-cell>
          <table:table-cell table:style-name="ce10" office:value-type="date" office:date-value="2010-01-24">
            <text:p>24/01/10</text:p>
          </table:table-cell>
          <table:table-cell table:style-name="ce10" office:value-type="date" office:date-value="2010-01-31">
            <text:p>31/01/10</text:p>
          </table:table-cell>
          <table:table-cell table:style-name="ce10" office:value-type="date" office:date-value="2010-02-07">
            <text:p>07/02/10</text:p>
          </table:table-cell>
          <table:table-cell table:style-name="ce10" office:value-type="date" office:date-value="2010-02-14">
            <text:p>14/02/10</text:p>
          </table:table-cell>
          <table:table-cell table:style-name="ce10" office:value-type="date" office:date-value="2010-02-21">
            <text:p>21/02/10</text:p>
          </table:table-cell>
          <table:table-cell table:style-name="ce10" office:value-type="date" office:date-value="2010-02-28">
            <text:p>28/02/10</text:p>
          </table:table-cell>
          <table:table-cell table:style-name="ce10" office:value-type="date" office:date-value="2010-03-07">
            <text:p>07/03/10</text:p>
          </table:table-cell>
          <table:table-cell table:style-name="ce10" office:value-type="date" office:date-value="2010-03-14">
            <text:p>14/03/10</text:p>
          </table:table-cell>
          <table:table-cell table:style-name="ce10" office:value-type="date" office:date-value="2010-03-21">
            <text:p>21/03/10</text:p>
          </table:table-cell>
          <table:table-cell table:style-name="ce10" office:value-type="date" office:date-value="2010-03-28">
            <text:p>28/03/10</text:p>
          </table:table-cell>
          <table:table-cell table:style-name="ce10" office:value-type="date" office:date-value="2010-04-04">
            <text:p>04/04/10</text:p>
          </table:table-cell>
          <table:table-cell table:style-name="ce10" office:value-type="date" office:date-value="2010-04-11">
            <text:p>11/04/10</text:p>
          </table:table-cell>
          <table:table-cell table:style-name="ce10" office:value-type="date" office:date-value="2010-04-18">
            <text:p>18/04/10</text:p>
          </table:table-cell>
          <table:table-cell table:style-name="ce10" office:value-type="date" office:date-value="2010-04-25">
            <text:p>25/04/10</text:p>
          </table:table-cell>
          <table:table-cell table:style-name="ce30"/>
          <table:table-cell table:style-name="ce35"/>
          <table:table-cell table:style-name="ce36" table:number-columns-repeated="987"/>
        </table:table-row>
        <table:table-row table:style-name="ro1">
          <table:table-cell table:style-name="ce3" office:value-type="string" table:number-columns-spanned="1" table:number-rows-spanned="2">
            <text:p>Research and <text:s/>Planning </text:p>
          </table:table-cell>
          <table:table-cell table:number-columns-repeated="3"/>
          <table:table-cell table:style-name="ce15" table:number-columns-repeated="3"/>
          <table:table-cell table:number-columns-repeated="1017"/>
        </table:table-row>
        <table:table-row table:style-name="ro1">
          <table:covered-table-cell table:style-name="ce4"/>
          <table:table-cell table:number-columns-repeated="3"/>
          <table:table-cell table:style-name="ce16" table:number-columns-repeated="3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2">
            <text:p>Hardware/Software <text:s/>Interface </text:p>
          </table:table-cell>
          <table:table-cell table:style-name="ce11" table:number-columns-repeated="5"/>
          <table:table-cell table:style-name="ce17" table:number-columns-repeated="3"/>
          <table:table-cell table:style-name="ce11" table:number-columns-repeated="8"/>
          <table:table-cell table:style-name="ce21" table:number-columns-repeated="2"/>
          <table:table-cell table:style-name="ce25" table:number-columns-repeated="2"/>
          <table:table-cell table:style-name="ce11" table:number-columns-repeated="14"/>
          <table:table-cell table:style-name="ce32"/>
          <table:table-cell table:number-columns-repeated="988"/>
        </table:table-row>
        <table:table-row table:style-name="ro1">
          <table:covered-table-cell table:style-name="ce4"/>
          <table:table-cell table:number-columns-repeated="6"/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5" office:value-type="string">
            <text:p>Simulator </text:p>
          </table:table-cell>
          <table:table-cell table:style-name="ce11" table:number-columns-repeated="8"/>
          <table:table-cell table:style-name="ce17" table:number-columns-repeated="5"/>
          <table:table-cell table:style-name="ce11" table:number-columns-repeated="3"/>
          <table:table-cell table:style-name="ce21" table:number-columns-repeated="2"/>
          <table:table-cell table:style-name="ce25" table:number-columns-repeated="2"/>
          <table:table-cell table:style-name="ce11" table:number-columns-repeated="14"/>
          <table:table-cell table:style-name="ce32"/>
          <table:table-cell table:number-columns-repeated="988"/>
        </table:table-row>
        <table:table-row table:style-name="ro1">
          <table:table-cell table:style-name="ce6"/>
          <table:table-cell table:number-columns-repeated="8"/>
          <table:table-cell table:style-name="ce16" table:number-columns-repeated="7"/>
          <table:table-cell table:number-columns-repeated="10"/>
          <table:table-cell table:style-name="ce16" table:number-columns-repeated="4"/>
          <table:table-cell table:number-columns-repeated="994"/>
        </table:table-row>
        <table:table-row table:style-name="ro1">
          <table:table-cell table:style-name="ce5" office:value-type="string">
            <text:p>State Estimation </text:p>
          </table:table-cell>
          <table:table-cell table:style-name="ce11" table:number-columns-repeated="13"/>
          <table:table-cell table:style-name="ce17" table:number-columns-repeated="3"/>
          <table:table-cell table:style-name="ce21" table:number-columns-repeated="2"/>
          <table:table-cell table:style-name="ce17"/>
          <table:table-cell table:style-name="ce25"/>
          <table:table-cell table:style-name="ce11" table:number-columns-repeated="14"/>
          <table:table-cell table:style-name="ce32"/>
          <table:table-cell table:number-columns-repeated="988"/>
        </table:table-row>
        <table:table-row table:style-name="ro1">
          <table:table-cell table:style-name="ce6"/>
          <table:table-cell table:number-columns-repeated="29"/>
          <table:table-cell table:style-name="ce16" table:number-columns-repeated="4"/>
          <table:table-cell table:number-columns-repeated="990"/>
        </table:table-row>
        <table:table-row table:style-name="ro1">
          <table:table-cell table:style-name="ce5" office:value-type="string">
            <text:p>Mapping </text:p>
          </table:table-cell>
          <table:table-cell table:style-name="ce11" table:number-columns-repeated="16"/>
          <table:table-cell table:style-name="ce21" table:number-columns-repeated="2"/>
          <table:table-cell table:style-name="ce25"/>
          <table:table-cell table:style-name="ce17" table:number-columns-repeated="6"/>
          <table:table-cell table:style-name="ce11" table:number-columns-repeated="9"/>
          <table:table-cell table:style-name="ce32"/>
          <table:table-cell table:number-columns-repeated="988"/>
        </table:table-row>
        <table:table-row table:style-name="ro1">
          <table:table-cell table:style-name="ce6"/>
          <table:table-cell table:style-name="ce12" table:number-columns-repeated="16"/>
          <table:table-cell table:style-name="ce22" table:number-columns-repeated="2"/>
          <table:table-cell table:style-name="ce26" table:number-columns-repeated="2"/>
          <table:table-cell table:style-name="ce12" table:number-columns-repeated="14"/>
          <table:table-cell table:style-name="ce33"/>
          <table:table-cell table:number-columns-repeated="988"/>
        </table:table-row>
        <table:table-row table:style-name="ro1">
          <table:table-cell table:style-name="ce5" office:value-type="string">
            <text:p>High Level Control </text:p>
          </table:table-cell>
          <table:table-cell table:number-columns-repeated="25"/>
          <table:table-cell table:style-name="ce15" table:number-columns-repeated="9"/>
          <table:table-cell table:number-columns-repeated="989"/>
        </table:table-row>
        <table:table-row table:style-name="ro1">
          <table:table-cell table:style-name="ce6"/>
          <table:table-cell table:style-name="ce12" table:number-columns-repeated="15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12" table:number-columns-repeated="8"/>
          <table:table-cell table:style-name="ce19"/>
          <table:table-cell table:style-name="ce33"/>
          <table:table-cell table:number-columns-repeated="988"/>
        </table:table-row>
        <table:table-row table:style-name="ro1">
          <table:table-cell table:style-name="ce5" office:value-type="string">
            <text:p>Misc </text:p>
          </table:table-cell>
          <table:table-cell table:number-columns-repeated="1023"/>
        </table:table-row>
        <table:table-row table:style-name="ro1">
          <table:table-cell table:style-name="ce7"/>
          <table:table-cell table:style-name="ce12" table:number-columns-repeated="16"/>
          <table:table-cell table:style-name="ce22"/>
          <table:table-cell table:style-name="ce19"/>
          <table:table-cell table:style-name="ce26" table:number-columns-repeated="2"/>
          <table:table-cell table:style-name="ce19" table:number-columns-repeated="2"/>
          <table:table-cell table:style-name="ce12" table:number-columns-repeated="12"/>
          <table:table-cell table:style-name="ce33"/>
          <table:table-cell table:number-columns-repeated="988"/>
        </table:table-row>
        <table:table-row table:style-name="ro1">
          <table:table-cell table:style-name="ce5" office:value-type="string">
            <text:p>Computer Vision </text:p>
          </table:table-cell>
          <table:table-cell table:number-columns-repeated="1023"/>
        </table:table-row>
        <table:table-row table:style-name="ro1">
          <table:table-cell table:style-name="ce8"/>
          <table:table-cell table:style-name="ce13" table:number-columns-repeated="16"/>
          <table:table-cell table:style-name="ce23" table:number-columns-repeated="2"/>
          <table:table-cell table:style-name="ce27" table:number-columns-repeated="2"/>
          <table:table-cell table:style-name="ce13" table:number-columns-repeated="14"/>
          <table:table-cell table:style-name="ce34"/>
          <table:table-cell table:number-columns-repeated="988"/>
        </table:table-row>
        <table:table-row table:style-name="ro1">
          <table:table-cell table:number-columns-repeated="17"/>
          <table:table-cell table:style-name="Default" table:number-columns-repeated="4"/>
          <table:table-cell table:number-columns-repeated="14"/>
          <table:table-cell table:style-name="Default"/>
          <table:table-cell table:number-columns-repeated="988"/>
        </table:table-row>
        <table:table-row table:style-name="ro1">
          <table:table-cell table:number-columns-repeated="17"/>
          <table:table-cell table:style-name="Default" table:number-columns-repeated="4"/>
          <table:table-cell table:number-columns-repeated="7"/>
          <table:table-cell office:value-type="string">
            <text:p>Key:</text:p>
          </table:table-cell>
          <table:table-cell/>
          <table:table-cell table:style-name="ce15"/>
          <table:table-cell/>
          <table:table-cell office:value-type="string">
            <text:p>Planned Work</text:p>
          </table:table-cell>
          <table:table-cell table:number-columns-repeated="2"/>
          <table:table-cell table:style-name="Default"/>
          <table:table-cell table:number-columns-repeated="988"/>
        </table:table-row>
        <table:table-row table:style-name="ro1">
          <table:table-cell table:number-columns-repeated="17"/>
          <table:table-cell table:style-name="Default" table:number-columns-repeated="4"/>
          <table:table-cell table:number-columns-repeated="9"/>
          <table:table-cell table:style-name="ce16"/>
          <table:table-cell/>
          <table:table-cell office:value-type="string">
            <text:p>Actual Work</text:p>
          </table:table-cell>
          <table:table-cell table:number-columns-repeated="2"/>
          <table:table-cell table:style-name="Default"/>
          <table:table-cell table:number-columns-repeated="988"/>
        </table:table-row>
        <table:table-row table:style-name="ro1">
          <table:table-cell table:number-columns-repeated="17"/>
          <table:table-cell table:style-name="Default" table:number-columns-repeated="4"/>
          <table:table-cell table:number-columns-repeated="9"/>
          <table:table-cell table:style-name="ce20"/>
          <table:table-cell/>
          <table:table-cell office:value-type="string">
            <text:p>Holiday</text:p>
          </table:table-cell>
          <table:table-cell table:number-columns-repeated="2"/>
          <table:table-cell table:style-name="Default"/>
          <table:table-cell table:number-columns-repeated="988"/>
        </table:table-row>
        <table:table-row table:style-name="ro1">
          <table:table-cell table:number-columns-repeated="17"/>
          <table:table-cell table:style-name="Default" table:number-columns-repeated="4"/>
          <table:table-cell table:number-columns-repeated="9"/>
          <table:table-cell table:style-name="ce24"/>
          <table:table-cell/>
          <table:table-cell office:value-type="string">
            <text:p>Exams</text:p>
          </table:table-cell>
          <table:table-cell table:number-columns-repeated="2"/>
          <table:table-cell table:style-name="Default"/>
          <table:table-cell table:number-columns-repeated="988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 </number:text>
      <number:year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22:2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